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8891" officeooo:paragraph-rsid="001f8891"/>
    </style:style>
    <style:style style:name="P2" style:family="paragraph" style:parent-style-name="Standard">
      <style:text-properties officeooo:rsid="001fd42f" officeooo:paragraph-rsid="001fd42f"/>
    </style:style>
    <style:style style:name="P3" style:family="paragraph" style:parent-style-name="Standard">
      <style:text-properties officeooo:rsid="0020729a" officeooo:paragraph-rsid="002072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lations intérnationales depuis 1945</text:p>
      <text:p text:style-name="Standard"/>
      <text:p text:style-name="Standard"/>
      <text:p text:style-name="Standard">la fin de la 2nd guerre mondiale laisse le monde affaiblie mais aussi riche</text:p>
      <text:p text:style-name="Standard">d'éspoir par des paix grace notament a de nouvelles institution comme l'ONU.</text:p>
      <text:p text:style-name="Standard">cepandant les états unis et l'Union sovietique s'opposent à partir de 1946,</text:p>
      <text:p text:style-name="Standard"><text:s/>divisé</text:p>
      <text:p text:style-name="Standard"><text:s/>par leur idéologies:</text:p>
      <text:p text:style-name="Standard"><text:s/>le libéralisme contre le comunisme. cet afrontement devient vite politique</text:p>
      <text:p text:style-name="Standard"><text:s/>et millitaire. contraignant les autre pays du monde à choisir entre le bloc</text:p>
      <text:p text:style-name="Standard"><text:s/>comunisme et le bloc libéral. quand la guerre quand la guerre froide prend fin</text:p>
      <text:p text:style-name="Standard"><text:s/>en 1989, un nouvel ordre mondial se met en place, qui n'empeche pas la</text:p>
      <text:p text:style-name="Standard"><text:s/>multiplication des conflits dans de nombreuses régions du monde</text:p>
      <text:p text:style-name="Standard"/>
      <text:p text:style-name="Standard"><text:s text:c="2"/>problématique:</text:p>
      <text:p text:style-name="Standard"><text:s/>comment l'oposition entre URSS et les Etats unis structure-t-elle les relations</text:p>
      <text:p text:style-name="Standard"><text:s/>internationale a partir de 1947?</text:p>
      <text:p text:style-name="Standard"><text:s/>comment la guerre froide prend-elle fin et quel nouvel ordre mondial lui</text:p>
      <text:p text:style-name="Standard"><text:s/>succède?</text:p>
      <text:p text:style-name="Standard"/>
      <text:p text:style-name="Standard"><text:s/>1ere partie: le jeu des puissances dans un espace mondialisé de 1945 a nos</text:p>
      <text:p text:style-name="Standard"><text:s/>jours.</text:p>
      <text:p text:style-name="Standard"><text:s/>I) 1947 /1949 le début de la guerre froide en europe</text:p>
      <text:p text:style-name="Standard"><text:s/>A) de la victoire à la rupture puis à la crise.</text:p>
      <text:p text:style-name="Standard"><text:s text:c="8"/>l'enjeu européen</text:p>
      <text:p text:style-name="Standard"><text:s text:c="8"/>1947 la rupture entre les 2 grands</text:p>
      <text:p text:style-name="Standard"><text:s text:c="16"/>rupture plan politique</text:p>
      <text:p text:style-name="Standard"><text:s text:c="16"/>le plan marshall</text:p>
      <text:p text:style-name="Standard">B) la guerre froide un conflit idéologies</text:p>
      <text:p text:style-name="Standard"><text:s text:c="8"/>2 modèles</text:p>
      <text:p text:style-name="Standard"><text:s text:c="16"/>comunisme</text:p>
      <text:p text:style-name="Standard"><text:s text:c="16"/>libéralisme</text:p>
      <text:p text:style-name="Standard"><text:s text:c="8"/>2 blocs</text:p>
      <text:p text:style-name="Standard"><text:s text:c="16"/>est soviet'</text:p>
      <text:p text:style-name="Standard"><text:s text:c="16"/>ouest 'ricain</text:p>
      <text:p text:style-name="Standard"><text:s text:c="8"/>radicalisation de l'affrontement</text:p>
      <text:p text:style-name="P1">le modele americain et sovietique </text:p>
      <text:p text:style-name="P1"><text:tab/>europe de l’Ouest</text:p>
      <text:p text:style-name="P1"><text:tab/><text:tab/>regime politique</text:p>
      <text:p text:style-name="P1"><text:tab/><text:tab/><text:tab/>démocratie libéral, multipartrisme qu’il s’agit de monarchie ou republique, </text:p>
      <text:p text:style-name="P1"><text:tab/><text:tab/><text:tab/>respect des droit l’homme</text:p>
      <text:p text:style-name="P1"><text:tab/><text:tab/>économie de marché</text:p>
      <text:p text:style-name="P1"><text:tab/><text:tab/><text:tab/>proprieté privée des moyens de productions, meme si certain secteur peuvent etre nationalisés, comme en france. Choix des partenaires économiqueaccpetation de l’aide américaine avec le plan marshall de 1947, création progressive d’une communauté économique européenne à partir de 1951. libre développement de l’économie, avec cependant un une certaine intervention de l’État dans le domaine social voire economique</text:p>
      <text:p text:style-name="P1"/>
      <text:p text:style-name="P1"><text:tab/>europe de l’est</text:p>
      <text:p text:style-name="P1"><text:tab/></text:p>
      <text:p text:style-name="P1"/>
      <text:p text:style-name="P2">autres crises de la guerre froide </text:p>
      <text:p text:style-name="P2">crise de cuba et invasion de l’Afghanistan</text:p>
      <text:p text:style-name="P2"/>
      <text:p text:style-name="P2">II) la fin d’in monde bipolaire ( 1989/1991)</text:p>
      <text:p text:style-name="P2"><text:tab/>A) la fin de la guerre froide </text:p>
      <text:p text:style-name="P2"><text:tab/><text:tab/>les aspirations démocratique dans les démocratie populaires</text:p>
      <text:p text:style-name="P3"><text:soft-page-break/><text:tab/><text:tab/>l’impossible reforme du modele soviet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2T11:21:28.831663318</meta:creation-date>
    <dc:date>2018-09-14T17:05:03.696584630</dc:date>
    <meta:editing-duration>PT11M38S</meta:editing-duration>
    <meta:editing-cycles>3</meta:editing-cycles>
    <meta:generator>LibreOffice/6.0.3.2$Linux_X86_64 LibreOffice_project/00m0$Build-2</meta:generator>
    <meta:document-statistic meta:table-count="0" meta:image-count="0" meta:object-count="0" meta:page-count="2" meta:paragraph-count="47" meta:word-count="334" meta:character-count="2293" meta:non-whitespace-character-count="1827"/>
  </office:meta>
</office:document-meta>
</file>